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1.5in" fo:margin-right="0in" fo:text-indent="0in" style:auto-text-indent="false"/>
    </style:style>
    <style:style style:name="P3" style:family="paragraph" style:parent-style-name="Standard">
      <style:paragraph-properties fo:margin-left="1in" fo:margin-right="0in" fo:text-indent="0in" style:auto-text-indent="false"/>
    </style:style>
    <style:style style:name="P4" style:family="paragraph" style:parent-style-name="Standard">
      <style:paragraph-properties fo:margin-top="0.1665in" fo:margin-bottom="0.1665in" loext:contextual-spacing="false" fo:line-height="100%"/>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8"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21"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22" style:family="paragraph" style:parent-style-name="Standard" style:list-style-name="WWNum4">
      <style:paragraph-properties fo:margin-left="1.5in" fo:margin-right="0in" fo:margin-top="0in" fo:margin-bottom="0in" loext:contextual-spacing="false" fo:line-height="100%" fo:text-indent="-0.25in" style:auto-text-indent="false"/>
    </style:style>
    <style:style style:name="P23" style:family="paragraph" style:parent-style-name="Standard" style:list-style-name="WWNum3">
      <style:paragraph-properties fo:margin-left="1.5in" fo:margin-right="0in" fo:margin-top="0in" fo:margin-bottom="0.1665in" loext:contextual-spacing="false" fo:line-height="100%" fo:text-indent="-0.25in" style:auto-text-indent="false"/>
    </style:style>
    <style:style style:name="P24" style:family="paragraph" style:parent-style-name="Standard" style:list-style-name="WWNum4">
      <style:paragraph-properties fo:margin-left="1.5in" fo:margin-right="0in" fo:margin-top="0in" fo:margin-bottom="0.1665in" loext:contextual-spacing="false" fo:line-height="100%" fo:text-indent="-0.25in" style:auto-text-indent="false"/>
    </style:style>
    <style:style style:name="P25" style:family="paragraph" style:parent-style-name="Standard">
      <style:paragraph-properties fo:margin-left="0.5in" fo:margin-right="0in" fo:margin-top="0.1665in" fo:margin-bottom="0.1665in" loext:contextual-spacing="false" fo:line-height="100%" fo:text-indent="0in" style:auto-text-indent="false"/>
    </style:style>
    <style:style style:name="P26" style:family="paragraph" style:parent-style-name="Heading_20_4">
      <style:paragraph-properties fo:margin-top="0.1665in" fo:margin-bottom="0.028in" loext:contextual-spacing="false" fo:line-height="100%" fo:keep-together="auto" fo:keep-with-next="auto"/>
    </style:style>
    <style:style style:name="P27" style:family="paragraph" style:parent-style-name="Heading_20_3">
      <style:paragraph-properties fo:margin-top="0.1945in" fo:margin-bottom="0.0555in" loext:contextual-spacing="false" fo:line-height="100%" fo:text-align="center" style:justify-single-word="false" fo:keep-together="auto" fo:keep-with-next="auto"/>
    </style:style>
    <style:style style:name="P28" style:family="paragraph" style:parent-style-name="Heading_20_3">
      <style:paragraph-properties fo:margin-top="0.1945in" fo:margin-bottom="0.0555in" loext:contextual-spacing="false" fo:line-height="100%" fo:keep-together="auto" fo:keep-with-next="auto"/>
    </style:style>
    <style:style style:name="P29" style:family="paragraph" style:parent-style-name="Heading_20_3">
      <style:paragraph-properties fo:margin-top="0.1945in" fo:margin-bottom="0.0555in" loext:contextual-spacing="false" fo:line-height="100%" fo:text-align="center" style:justify-single-word="false" fo:keep-together="auto" fo:keep-with-next="auto"/>
      <style:text-properties fo:color="#000000" fo:font-weight="bold" style:font-weight-asian="bold"/>
    </style:style>
    <style:style style:name="P30"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style>
    <style:style style:name="P31" style:family="paragraph" style:parent-style-name="Heading_20_3" style:master-page-name="Standard">
      <style:paragraph-properties fo:margin-top="0.1945in" fo:margin-bottom="0.0555in" loext:contextual-spacing="false" fo:line-height="100%" fo:text-align="center" style:justify-single-word="false" fo:keep-together="auto" style:page-number="1" fo:keep-with-next="auto"/>
    </style:style>
    <style:style style:name="P32" style:family="paragraph" style:parent-style-name="Heading_20_3" style:list-style-name="WWNum8">
      <style:paragraph-properties fo:margin-left="0.5in" fo:margin-right="0in" fo:margin-top="0.1665in" fo:margin-bottom="0in" loext:contextual-spacing="false" fo:line-height="100%" fo:keep-together="auto" fo:text-indent="-0.25in" style:auto-text-indent="false" fo:keep-with-next="auto"/>
    </style:style>
    <style:style style:name="P33" style:family="paragraph" style:parent-style-name="Heading_20_3" style:list-style-name="WWNum6">
      <style:paragraph-properties fo:margin-left="0.5in" fo:margin-right="0in" fo:margin-top="0.1665in" fo:margin-bottom="0in" loext:contextual-spacing="false" fo:line-height="100%" fo:keep-together="auto" fo:text-indent="-0.25in" style:auto-text-indent="false" fo:keep-with-next="auto"/>
    </style:style>
    <style:style style:name="P34" style:family="paragraph" style:parent-style-name="Heading_20_3" style:list-style-name="WWNum5">
      <style:paragraph-properties fo:margin-left="0.5in" fo:margin-right="0in" fo:margin-top="0.1665in" fo:margin-bottom="0in" loext:contextual-spacing="false" fo:line-height="100%" fo:keep-together="auto" fo:text-indent="-0.25in" style:auto-text-indent="false" fo:keep-with-next="auto"/>
    </style:style>
    <style:style style:name="P35" style:family="paragraph" style:parent-style-name="Heading_20_3" style:list-style-name="WWNum2">
      <style:paragraph-properties fo:margin-left="0.5in" fo:margin-right="0in" fo:margin-top="0.1665in" fo:margin-bottom="0in" loext:contextual-spacing="false" fo:line-height="100%" fo:keep-together="auto" fo:text-indent="-0.25in" style:auto-text-indent="false" fo:keep-with-next="auto"/>
    </style:style>
    <style:style style:name="P36" style:family="paragraph" style:parent-style-name="Heading_20_3" style:list-style-name="WWNum9">
      <style:paragraph-properties fo:margin-left="0.5in" fo:margin-right="0in" fo:margin-top="0.1665in" fo:margin-bottom="0in" loext:contextual-spacing="false" fo:line-height="100%" fo:keep-together="auto" fo:text-indent="-0.25in" style:auto-text-indent="false" fo:keep-with-next="auto"/>
    </style:style>
    <style:style style:name="P37" style:family="paragraph" style:parent-style-name="Heading_20_3" style:list-style-name="WWNum6">
      <style:paragraph-properties fo:margin-left="0.5in" fo:margin-right="0in" fo:margin-top="0in" fo:margin-bottom="0in" loext:contextual-spacing="false" fo:line-height="100%" fo:keep-together="auto" fo:text-indent="-0.25in" style:auto-text-indent="false" fo:keep-with-next="auto"/>
    </style:style>
    <style:style style:name="P38" style:family="paragraph" style:parent-style-name="Heading_20_3" style:list-style-name="WWNum5">
      <style:paragraph-properties fo:margin-left="0.5in" fo:margin-right="0in" fo:margin-top="0in" fo:margin-bottom="0in" loext:contextual-spacing="false" fo:line-height="100%" fo:keep-together="auto" fo:text-indent="-0.25in" style:auto-text-indent="false" fo:keep-with-next="auto"/>
    </style:style>
    <style:style style:name="P39" style:family="paragraph" style:parent-style-name="Heading_20_3" style:list-style-name="WWNum2">
      <style:paragraph-properties fo:margin-left="0.5in" fo:margin-right="0in" fo:margin-top="0in" fo:margin-bottom="0in" loext:contextual-spacing="false" fo:line-height="100%" fo:keep-together="auto" fo:text-indent="-0.25in" style:auto-text-indent="false" fo:keep-with-next="auto"/>
    </style:style>
    <style:style style:name="P40" style:family="paragraph" style:parent-style-name="Heading_20_3" style:list-style-name="WWNum9">
      <style:paragraph-properties fo:margin-left="0.5in" fo:margin-right="0in" fo:margin-top="0in" fo:margin-bottom="0in" loext:contextual-spacing="false" fo:line-height="100%" fo:keep-together="auto" fo:text-indent="-0.25in" style:auto-text-indent="false" fo:keep-with-next="auto"/>
    </style:style>
    <style:style style:name="P41" style:family="paragraph" style:parent-style-name="Heading_20_3" style:list-style-name="WWNum8">
      <style:paragraph-properties fo:margin-left="1in" fo:margin-right="0in" fo:margin-top="0in" fo:margin-bottom="0in" loext:contextual-spacing="false" fo:line-height="100%" fo:keep-together="auto" fo:text-indent="-0.25in" style:auto-text-indent="false" fo:keep-with-next="auto"/>
    </style:style>
    <style:style style:name="P42" style:family="paragraph" style:parent-style-name="Heading_20_3" style:list-style-name="WWNum6">
      <style:paragraph-properties fo:margin-left="1in" fo:margin-right="0in" fo:margin-top="0in" fo:margin-bottom="0in" loext:contextual-spacing="false" fo:line-height="100%" fo:keep-together="auto" fo:text-indent="-0.25in" style:auto-text-indent="false" fo:keep-with-next="auto"/>
    </style:style>
    <style:style style:name="P43" style:family="paragraph" style:parent-style-name="Heading_20_3" style:list-style-name="WWNum5">
      <style:paragraph-properties fo:margin-left="1in" fo:margin-right="0in" fo:margin-top="0in" fo:margin-bottom="0in" loext:contextual-spacing="false" fo:line-height="100%" fo:keep-together="auto" fo:text-indent="-0.25in" style:auto-text-indent="false" fo:keep-with-next="auto"/>
    </style:style>
    <style:style style:name="P44" style:family="paragraph" style:parent-style-name="Heading_20_3" style:list-style-name="WWNum2">
      <style:paragraph-properties fo:margin-left="1in" fo:margin-right="0in" fo:margin-top="0in" fo:margin-bottom="0in" loext:contextual-spacing="false" fo:line-height="100%" fo:keep-together="auto" fo:text-indent="-0.25in" style:auto-text-indent="false" fo:keep-with-next="auto"/>
    </style:style>
    <style:style style:name="P45" style:family="paragraph" style:parent-style-name="Heading_20_3" style:list-style-name="WWNum9">
      <style:paragraph-properties fo:margin-left="1in" fo:margin-right="0in" fo:margin-top="0in" fo:margin-bottom="0in" loext:contextual-spacing="false" fo:line-height="100%" fo:keep-together="auto" fo:text-indent="-0.25in" style:auto-text-indent="false" fo:keep-with-next="auto"/>
    </style:style>
    <style:style style:name="P46" style:family="paragraph" style:parent-style-name="Heading_20_3" style:list-style-name="WWNum6">
      <style:paragraph-properties fo:margin-left="1in" fo:margin-right="0in" fo:margin-top="0in" fo:margin-bottom="0.1665in" loext:contextual-spacing="false" fo:line-height="100%" fo:keep-together="auto" fo:text-indent="-0.25in" style:auto-text-indent="false" fo:keep-with-next="auto"/>
    </style:style>
    <style:style style:name="P47" style:family="paragraph" style:parent-style-name="Heading_20_3" style:list-style-name="WWNum5">
      <style:paragraph-properties fo:margin-left="1in" fo:margin-right="0in" fo:margin-top="0in" fo:margin-bottom="0.1665in" loext:contextual-spacing="false" fo:line-height="100%" fo:keep-together="auto" fo:text-indent="-0.25in" style:auto-text-indent="false" fo:keep-with-next="auto"/>
    </style:style>
    <style:style style:name="P48" style:family="paragraph" style:parent-style-name="Heading_20_3" style:list-style-name="WWNum2">
      <style:paragraph-properties fo:margin-left="1in" fo:margin-right="0in" fo:margin-top="0in" fo:margin-bottom="0.1665in" loext:contextual-spacing="false" fo:line-height="100%" fo:keep-together="auto" fo:text-indent="-0.25in" style:auto-text-indent="false" fo:keep-with-next="auto"/>
    </style:style>
    <style:style style:name="P49" style:family="paragraph" style:parent-style-name="Heading_20_3" style:list-style-name="WWNum9">
      <style:paragraph-properties fo:margin-left="1in" fo:margin-right="0in" fo:margin-top="0in" fo:margin-bottom="0.1665in" loext:contextual-spacing="false" fo:line-height="100%" fo:keep-together="auto" fo:text-indent="-0.25in" style:auto-text-indent="false" fo:keep-with-next="auto"/>
    </style:style>
    <style:style style:name="P50" style:family="paragraph" style:parent-style-name="Heading_20_3" style:list-style-name="WWNum8">
      <style:paragraph-properties fo:margin-left="1.5in" fo:margin-right="0in" fo:margin-top="0in" fo:margin-bottom="0in" loext:contextual-spacing="false" fo:line-height="100%" fo:keep-together="auto" fo:text-indent="-0.25in" style:auto-text-indent="false" fo:keep-with-next="auto"/>
    </style:style>
    <style:style style:name="P51" style:family="paragraph" style:parent-style-name="Heading_20_3" style:list-style-name="WWNum9">
      <style:paragraph-properties fo:margin-left="1.5in" fo:margin-right="0in" fo:margin-top="0in" fo:margin-bottom="0in" loext:contextual-spacing="false" fo:line-height="100%" fo:keep-together="auto" fo:text-indent="-0.25in" style:auto-text-indent="false" fo:keep-with-next="auto"/>
    </style:style>
    <style:style style:name="P52" style:family="paragraph" style:parent-style-name="Heading_20_3" style:list-style-name="WWNum8">
      <style:paragraph-properties fo:margin-left="1.5in" fo:margin-right="0in" fo:margin-top="0in" fo:margin-bottom="0.1665in" loext:contextual-spacing="false" fo:line-height="100%" fo:keep-together="auto" fo:text-indent="-0.25in" style:auto-text-indent="false" fo:keep-with-next="auto"/>
    </style:style>
    <style:style style:name="T1" style:family="text">
      <style:text-properties fo:color="#000000" fo:font-size="16pt" fo:font-weight="bold" style:font-size-asian="16pt" style:font-weight-asian="bold" style:font-size-complex="16pt"/>
    </style:style>
    <style:style style:name="T2" style:family="text">
      <style:text-properties fo:color="#000000" fo:font-weight="bold" style:font-weight-asian="bold"/>
    </style:style>
    <style:style style:name="T3" style:family="text">
      <style:text-properties fo:color="#000000" fo:font-size="13pt" fo:font-weight="bold" style:font-size-asian="13pt" style:font-weight-asian="bold" style:font-size-complex="13pt"/>
    </style:style>
    <style:style style:name="T4" style:family="text">
      <style:text-properties fo:color="#000000" fo:font-size="13pt" style:font-size-asian="13pt" style:font-size-complex="13pt"/>
    </style:style>
    <style:style style:name="T5" style:family="text">
      <style:text-properties fo:color="#000000" fo:font-size="11pt" style:font-size-asian="11pt" style:font-size-complex="11pt"/>
    </style:style>
    <style:style style:name="T6" style:family="text">
      <style:text-properties fo:color="#000000" fo:font-size="11pt" fo:font-weight="bold" style:font-size-asian="11pt" style:font-weight-asian="bold" style:font-size-complex="11pt"/>
    </style:style>
    <style:style style:name="T7" style:family="text">
      <style:text-properties fo:color="#188038" style:font-name="Roboto Mono" fo:font-size="11pt" style:font-name-asian="Roboto Mono1" style:font-size-asian="11pt" style:font-name-complex="Roboto Mono1" style:font-size-complex="11pt"/>
    </style:style>
    <style:style style:name="T8" style:family="text">
      <style:text-properties fo:color="#188038" style:font-name="Roboto Mono" style:font-name-asian="Roboto Mono1" style:font-name-complex="Roboto Mono1"/>
    </style:style>
    <style:style style:name="T9" style:family="text">
      <style:text-properties fo:color="#188038" style:font-name="Roboto Mono" fo:font-weight="bold" style:font-name-asian="Roboto Mono1" style:font-weight-asian="bold" style:font-name-complex="Roboto Mono1"/>
    </style:style>
    <style:style style:name="T1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eqq3y5lrokzh"/><text:span text:style-name="T1">Pulikids - Child Care Management Platform</text:span></text:p>
      <text:p text:style-name="P1">Pulikids is building a modern child care management platform that will serve nurseries, schools, and childcare providers across the UK. The system will handle everything from booking and activity tracking to compliance monitoring and parent communications.</text:p>
      <text:p text:style-name="P1"/>
      <text:p text:style-name="P29"><text:bookmark text:name="_qfnjmmctwj6v"/></text:p>
      <text:p text:style-name="P27"><text:bookmark text:name="_eke1ossk89w6"/><text:span text:style-name="T2">Authentication and Authorization</text:span></text:p>
      <text:p text:style-name="Standard"/>
      <text:p text:style-name="P28"><text:bookmark text:name="_rr0u7jccbm5i"/><text:span text:style-name="T3">1. Authentication Service</text:span></text:p>
      <text:p text:style-name="P26"><text:bookmark text:name="_etdygyd6676"/><text:span text:style-name="T5">1</text:span><text:span text:style-name="T6">.1 Define the Schemas</text:span></text:p>
      <text:list xml:id="list2928375040" text:style-name="WWNum8">
        <text:list-item>
          <text:p text:style-name="P32"><text:bookmark text:name="_you1t2hsva5h"/><text:span text:style-name="T6">User Schema</text:span><text:span text:style-name="T3">:</text:span></text:p>
          <text:list>
            <text:list-item>
              <text:p text:style-name="P41"><text:bookmark text:name="_you1t2hsva5h1"/><text:span text:style-name="T5">Include fields for:</text:span></text:p>
              <text:list>
                <text:list-item>
                  <text:p text:style-name="P50"><text:bookmark text:name="_you1t2hsva5h2"/><text:span text:style-name="T7">resetToken</text:span><text:span text:style-name="T5">: A unique token generated for the password reset process.</text:span></text:p>
                </text:list-item>
                <text:list-item>
                  <text:p text:style-name="P52"><text:bookmark text:name="_you1t2hsva5h3"/><text:span text:style-name="T7">resetTokenExpiry</text:span><text:span text:style-name="T5">: A timestamp indicating when the reset token will expire.</text:span></text:p>
                </text:list-item>
              </text:list>
            </text:list-item>
          </text:list>
        </text:list-item>
      </text:list>
      <text:p text:style-name="P2"/>
      <text:p text:style-name="P28"><text:bookmark text:name="_9cqcx0gnucde"/><text:span text:style-name="T3">1.2 API Endpoints</text:span></text:p>
      <text:p text:style-name="P26"><text:bookmark text:name="_i8d9q8nlmfml"/><text:span text:style-name="T6">1.2.1 Forgot Password</text:span></text:p>
      <text:list xml:id="list3413982927" text:style-name="WWNum6">
        <text:list-item>
          <text:p text:style-name="P33"><text:bookmark text:name="_you1t2hsva5h4"/><text:span text:style-name="T5">Create an API Endpoint</text:span><text:span text:style-name="T4">:</text:span></text:p>
          <text:list>
            <text:list-item>
              <text:p text:style-name="P42"><text:bookmark text:name="_you1t2hsva5h5"/><text:span text:style-name="T5">Set up a POST endpoint, such as </text:span><text:span text:style-name="T7">/auth/forgot-password</text:span><text:span text:style-name="T5">.</text:span></text:p>
            </text:list-item>
          </text:list>
        </text:list-item>
        <text:list-item>
          <text:p text:style-name="P37"><text:bookmark text:name="_you1t2hsva5h6"/><text:span text:style-name="T6">Functionality:</text:span></text:p>
          <text:list>
            <text:list-item>
              <text:p text:style-name="P42"><text:bookmark text:name="_you1t2hsva5h7"/><text:span text:style-name="T5">Validate the email address submitted in the request.</text:span></text:p>
            </text:list-item>
            <text:list-item>
              <text:p text:style-name="P42"><text:bookmark text:name="_you1t2hsva5h8"/><text:span text:style-name="T5">If the email exists in the database, generate a unique reset token.</text:span></text:p>
            </text:list-item>
            <text:list-item>
              <text:p text:style-name="P42"><text:bookmark text:name="_you1t2hsva5h9"/><text:soft-page-break/><text:span text:style-name="T5">Set the expiry for this reset token (e.g., 1 hour).</text:span></text:p>
            </text:list-item>
            <text:list-item>
              <text:p text:style-name="P46"><text:bookmark text:name="_you1t2hsva5h10"/><text:span text:style-name="T5">Send an email to the user with a link to reset their password, including the reset token.</text:span></text:p>
            </text:list-item>
          </text:list>
        </text:list-item>
      </text:list>
      <text:p text:style-name="P26"><text:bookmark text:name="_tbjed8vv2f7l"/><text:span text:style-name="T6">1.2.2 Reset Password</text:span></text:p>
      <text:list xml:id="list1590851152" text:style-name="WWNum5">
        <text:list-item>
          <text:p text:style-name="P34"><text:bookmark text:name="_you1t2hsva5h11"/><text:span text:style-name="T6">Create an API Endpoint</text:span><text:span text:style-name="T3">:</text:span></text:p>
          <text:list>
            <text:list-item>
              <text:p text:style-name="P43"><text:bookmark text:name="_you1t2hsva5h12"/><text:span text:style-name="T5">Set up a POST endpoint, such as </text:span><text:span text:style-name="T7">/auth/reset-password</text:span><text:span text:style-name="T5">.</text:span></text:p>
            </text:list-item>
          </text:list>
        </text:list-item>
        <text:list-item>
          <text:p text:style-name="P38"><text:bookmark text:name="_you1t2hsva5h13"/><text:span text:style-name="T6">Functionality:</text:span></text:p>
          <text:list>
            <text:list-item>
              <text:p text:style-name="P43"><text:bookmark text:name="_you1t2hsva5h14"/><text:span text:style-name="T5">Validate the provided reset token and check if it has expired.</text:span></text:p>
            </text:list-item>
            <text:list-item>
              <text:p text:style-name="P43"><text:bookmark text:name="_you1t2hsva5h15"/><text:span text:style-name="T5">If valid, allow the user to submit a new password.</text:span></text:p>
            </text:list-item>
            <text:list-item>
              <text:p text:style-name="P43"><text:bookmark text:name="_you1t2hsva5h16"/><text:span text:style-name="T5">Update the user's password in the database.</text:span></text:p>
            </text:list-item>
            <text:list-item>
              <text:p text:style-name="P47"><text:bookmark text:name="_you1t2hsva5h17"/><text:span text:style-name="T5">Clear the reset token and its expiry field to enhance security.</text:span></text:p>
            </text:list-item>
          </text:list>
        </text:list-item>
      </text:list>
      <text:p text:style-name="P3"/>
      <text:p text:style-name="P26"><text:bookmark text:name="_5m9gfz5dqhiw"/><text:span text:style-name="T6">1.2.3 Change Password</text:span></text:p>
      <text:list xml:id="list27512679" text:style-name="WWNum2">
        <text:list-item>
          <text:p text:style-name="P35"><text:bookmark text:name="_you1t2hsva5h18"/><text:span text:style-name="T6">Create an API Endpoint</text:span><text:span text:style-name="T3">:</text:span></text:p>
          <text:list>
            <text:list-item>
              <text:p text:style-name="P44"><text:bookmark text:name="_you1t2hsva5h19"/><text:span text:style-name="T5">Set up a POST endpoint, such as </text:span><text:span text:style-name="T7">/auth/change-password</text:span><text:span text:style-name="T5">.</text:span></text:p>
            </text:list-item>
          </text:list>
        </text:list-item>
        <text:list-item>
          <text:p text:style-name="P39"><text:bookmark text:name="_you1t2hsva5h20"/><text:span text:style-name="T6">Functionality:</text:span></text:p>
          <text:list>
            <text:list-item>
              <text:p text:style-name="P44"><text:bookmark text:name="_you1t2hsva5h21"/><text:span text:style-name="T5">Ensure the user is logged in and authenticate the request.</text:span></text:p>
            </text:list-item>
            <text:list-item>
              <text:p text:style-name="P44"><text:bookmark text:name="_you1t2hsva5h22"/><text:span text:style-name="T5">Validate the current password submitted by the user against the stored password.</text:span></text:p>
            </text:list-item>
            <text:list-item>
              <text:p text:style-name="P44"><text:bookmark text:name="_you1t2hsva5h23"/><text:span text:style-name="T5">If the current password is correct, allow the user to submit a new password.</text:span></text:p>
            </text:list-item>
            <text:list-item>
              <text:p text:style-name="P48"><text:bookmark text:name="_you1t2hsva5h24"/><text:span text:style-name="T5">Update the password in the database and consider implementing password strength validation.</text:span></text:p>
            </text:list-item>
          </text:list>
        </text:list-item>
      </text:list>
      <text:p text:style-name="P3"/>
      <text:p text:style-name="P28"><text:bookmark text:name="_4s8f5ws856ws"/><text:span text:style-name="T6">2. General API Requirements for Password Management</text:span></text:p>
      <text:list xml:id="list312745007" text:style-name="WWNum9">
        <text:list-item>
          <text:p text:style-name="P36"><text:bookmark text:name="_you1t2hsva5h25"/><text:soft-page-break/><text:span text:style-name="T6">Validation:</text:span></text:p>
          <text:list>
            <text:list-item>
              <text:p text:style-name="P45"><text:bookmark text:name="_you1t2hsva5h26"/><text:span text:style-name="T5">Use a validation library (like Zod) to check the request data for the new endpoints, ensuring that:</text:span></text:p>
              <text:list>
                <text:list-item>
                  <text:p text:style-name="P51"><text:bookmark text:name="_you1t2hsva5h27"/><text:span text:style-name="T5">Email format is valid.</text:span></text:p>
                </text:list-item>
                <text:list-item>
                  <text:p text:style-name="P51"><text:bookmark text:name="_you1t2hsva5h28"/><text:span text:style-name="T5">Passwords meet complexity and length requirements.</text:span></text:p>
                </text:list-item>
              </text:list>
            </text:list-item>
          </text:list>
        </text:list-item>
        <text:list-item>
          <text:p text:style-name="P40"><text:bookmark text:name="_you1t2hsva5h29"/><text:span text:style-name="T6">Error Handling:</text:span></text:p>
          <text:list>
            <text:list-item>
              <text:p text:style-name="P45"><text:bookmark text:name="_you1t2hsva5h30"/><text:span text:style-name="T5">Implement centralized error handling for scenarios such as:</text:span></text:p>
              <text:list>
                <text:list-item>
                  <text:p text:style-name="P51"><text:bookmark text:name="_you1t2hsva5h31"/><text:span text:style-name="T5">Invalid or expired reset tokens.</text:span></text:p>
                </text:list-item>
                <text:list-item>
                  <text:p text:style-name="P51"><text:bookmark text:name="_you1t2hsva5h32"/><text:span text:style-name="T5">Nonexistent email addresses during password reset requests.</text:span></text:p>
                </text:list-item>
                <text:list-item>
                  <text:p text:style-name="P51"><text:bookmark text:name="_you1t2hsva5h33"/><text:span text:style-name="T5">Incorrect current passwords during the password change.</text:span></text:p>
                </text:list-item>
              </text:list>
            </text:list-item>
          </text:list>
        </text:list-item>
        <text:list-item>
          <text:p text:style-name="P40"><text:bookmark text:name="_you1t2hsva5h34"/><text:span text:style-name="T6">Email Service:</text:span></text:p>
          <text:list>
            <text:list-item>
              <text:p text:style-name="P45"><text:bookmark text:name="_you1t2hsva5h35"/><text:span text:style-name="T5">Integrate an email service to handle sending password reset emails.</text:span></text:p>
            </text:list-item>
            <text:list-item>
              <text:p text:style-name="P49"><text:bookmark text:name="_you1t2hsva5h36"/><text:span text:style-name="T5">Ensure the email contains clear instructions and a secure link to reset the password.</text:span></text:p>
            </text:list-item>
          </text:list>
        </text:list-item>
      </text:list>
      <text:p text:style-name="Standard"/>
      <text:list xml:id="list114306146469309" text:continue-numbering="true" text:style-name="WWNum9">
        <text:list-item>
          <text:p text:style-name="P36"><text:bookmark text:name="_you1t2hsva5h37"/><text:span text:style-name="T6">Security:</text:span></text:p>
          <text:list>
            <text:list-item>
              <text:p text:style-name="P45"><text:bookmark text:name="_you1t2hsva5h38"/><text:span text:style-name="T5">Use a secure method for generating the reset token to prevent predictability (e.g., random strings or UUIDs).</text:span></text:p>
            </text:list-item>
            <text:list-item>
              <text:p text:style-name="P49"><text:bookmark text:name="_b1860yldld7u"/><text:span text:style-name="T5">Ensure all API requests are made over HTTPS to protect sensitive information.</text:span></text:p>
            </text:list-item>
          </text:list>
        </text:list-item>
      </text:list>
      <text:p text:style-name="P3"/>
      <text:p text:style-name="P27"><text:bookmark text:name="_cyhuvsgapltw"/><text:span text:style-name="T2">Main Features</text:span></text:p>
      <text:p text:style-name="Standard"/>
      <text:p text:style-name="Standard"/>
      <text:p text:style-name="P28"><text:bookmark text:name="_unc4fxoiw4b"/><text:span text:style-name="T3">1. Activity Tracking Service</text:span></text:p>
      <text:p text:style-name="P4"><text:soft-page-break/><text:span text:style-name="T10">1.1 Define the Schemas:</text:span></text:p>
      <text:list xml:id="list689427186" text:style-name="WWNum3">
        <text:list-item>
          <text:p text:style-name="P5"><text:span text:style-name="T10">Activity Schema</text:span>:</text:p>
          <text:list>
            <text:list-item>
              <text:p text:style-name="P17">Fields:</text:p>
              <text:list>
                <text:list-item>
                  <text:p text:style-name="P21"><text:span text:style-name="T8">activityId</text:span>: Unique identifier (auto-generated)</text:p>
                </text:list-item>
                <text:list-item>
                  <text:p text:style-name="P21"><text:span text:style-name="T8">name</text:span>: Activity name</text:p>
                </text:list-item>
                <text:list-item>
                  <text:p text:style-name="P21"><text:span text:style-name="T8">description</text:span>: Detailed information about the activity</text:p>
                </text:list-item>
                <text:list-item>
                  <text:p text:style-name="P21"><text:span text:style-name="T8">date</text:span>: Date of the activity</text:p>
                </text:list-item>
                <text:list-item>
                  <text:p text:style-name="P21"><text:span text:style-name="T8">startTime</text:span> &amp; <text:span text:style-name="T8">endTime</text:span>: Start and end time for scheduling purposes</text:p>
                </text:list-item>
                <text:list-item>
                  <text:p text:style-name="P21"><text:span text:style-name="T8">location</text:span>: Location or room where the activity will take place</text:p>
                </text:list-item>
                <text:list-item>
                  <text:p text:style-name="P21"><text:span text:style-name="T8">createdBy</text:span>: Reference to the user who created the activity (relates to User Schema)</text:p>
                </text:list-item>
              </text:list>
            </text:list-item>
            <text:list-item>
              <text:p text:style-name="P17"><text:span text:style-name="T10">Relationships</text:span>:</text:p>
              <text:list>
                <text:list-item>
                  <text:p text:style-name="P21">Many-to-One: Each activity is associated with one user (creator) but a user can create multiple activities.</text:p>
                </text:list-item>
              </text:list>
            </text:list-item>
          </text:list>
        </text:list-item>
        <text:list-item>
          <text:p text:style-name="P10"><text:span text:style-name="T10">Attendance Schema</text:span> (for tracking attendance per activity):</text:p>
          <text:list>
            <text:list-item>
              <text:p text:style-name="P17">Fields:</text:p>
              <text:list>
                <text:list-item>
                  <text:p text:style-name="P21"><text:span text:style-name="T8">attendanceId</text:span>: Unique identifier</text:p>
                </text:list-item>
                <text:list-item>
                  <text:p text:style-name="P21"><text:span text:style-name="T8">activityId</text:span>: Reference to the <text:span text:style-name="T8">Activity</text:span> schema</text:p>
                </text:list-item>
                <text:list-item>
                  <text:p text:style-name="P21"><text:span text:style-name="T8">userId</text:span>: Reference to <text:span text:style-name="T8">User</text:span> schema (for attendee)</text:p>
                </text:list-item>
                <text:list-item>
                  <text:p text:style-name="P21"><text:span text:style-name="T8">status</text:span>: Present/Absent/Excused</text:p>
                </text:list-item>
              </text:list>
            </text:list-item>
            <text:list-item>
              <text:p text:style-name="P17"><text:span text:style-name="T10">Relationships</text:span>:</text:p>
              <text:list>
                <text:list-item>
                  <text:p text:style-name="P23">Many-to-One: Each attendance record is for one user and one activity.</text:p>
                </text:list-item>
              </text:list>
            </text:list-item>
          </text:list>
        </text:list-item>
      </text:list>
      <text:p text:style-name="P4"><text:span text:style-name="T10">1.2 API Endpoints:</text:span></text:p>
      <text:list xml:id="list946619983" text:style-name="WWNum1">
        <text:list-item>
          <text:p text:style-name="P6"><text:soft-page-break/><text:span text:style-name="T10">POST </text:span><text:span text:style-name="T9">/activities</text:span>: Create a new activity (requires validation for date, time, etc.)</text:p>
        </text:list-item>
        <text:list-item>
          <text:p text:style-name="P11"><text:span text:style-name="T10">GET </text:span><text:span text:style-name="T9">/activities/:activityId</text:span>: Retrieve details of a specific activity</text:p>
        </text:list-item>
        <text:list-item>
          <text:p text:style-name="P11"><text:span text:style-name="T10">PUT </text:span><text:span text:style-name="T9">/activities/:activityId</text:span>: Update an existing activity (ensure only the creator can update)</text:p>
        </text:list-item>
        <text:list-item>
          <text:p text:style-name="P11"><text:span text:style-name="T10">DELETE </text:span><text:span text:style-name="T9">/activities/:activityId</text:span>: Delete an activity (only the creator should have permission)</text:p>
        </text:list-item>
        <text:list-item>
          <text:p text:style-name="P11"><text:span text:style-name="T10">POST </text:span><text:span text:style-name="T9">/attendance</text:span>: Mark attendance for a specific activity</text:p>
        </text:list-item>
        <text:list-item>
          <text:p text:style-name="P11"><text:span text:style-name="T10">GET </text:span><text:span text:style-name="T9">/activities/:activityId/attendance</text:span>: Get attendance records for an activity</text:p>
        </text:list-item>
        <text:list-item>
          <text:p text:style-name="P15"><text:span text:style-name="T10">GET </text:span><text:span text:style-name="T9">/activities/report</text:span>: Generate and retrieve reports based on attendance and activity data</text:p>
        </text:list-item>
      </text:list>
      <text:p text:style-name="P25"/>
      <text:p text:style-name="P28"><text:bookmark text:name="_mqeo2bvud5im"/><text:span text:style-name="T3">2. Booking Service</text:span></text:p>
      <text:p text:style-name="P4"><text:span text:style-name="T10">2.1 Define the Schemas:</text:span></text:p>
      <text:list xml:id="list321857160" text:style-name="WWNum4">
        <text:list-item>
          <text:p text:style-name="P7"><text:span text:style-name="T10">Booking Schema</text:span>:</text:p>
          <text:list>
            <text:list-item>
              <text:p text:style-name="P18">Fields:</text:p>
              <text:list>
                <text:list-item>
                  <text:p text:style-name="P22"><text:span text:style-name="T8">bookingId</text:span>: Unique identifier</text:p>
                </text:list-item>
                <text:list-item>
                  <text:p text:style-name="P22"><text:span text:style-name="T8">activityId</text:span>: Reference to the <text:span text:style-name="T8">Activity</text:span> schema (what activity is being booked)</text:p>
                </text:list-item>
                <text:list-item>
                  <text:p text:style-name="P22"><text:span text:style-name="T8">userId</text:span>: Reference to <text:span text:style-name="T8">User</text:span> schema (user making the booking)</text:p>
                </text:list-item>
                <text:list-item>
                  <text:p text:style-name="P22"><text:span text:style-name="T8">status</text:span>: Status of the booking (Pending/Confirmed/Canceled)</text:p>
                </text:list-item>
                <text:list-item>
                  <text:p text:style-name="P22"><text:span text:style-name="T8">bookingDate</text:span>: Date of booking</text:p>
                </text:list-item>
                <text:list-item>
                  <text:p text:style-name="P22"><text:span text:style-name="T8">confirmation</text:span>: Boolean flag indicating whether the booking is confirmed</text:p>
                </text:list-item>
              </text:list>
            </text:list-item>
            <text:list-item>
              <text:p text:style-name="P18"><text:span text:style-name="T10">Relationships</text:span>:</text:p>
              <text:list>
                <text:list-item>
                  <text:p text:style-name="P22">Many-to-One: Each booking is linked to one user and one activity.</text:p>
                </text:list-item>
              </text:list>
            </text:list-item>
          </text:list>
        </text:list-item>
        <text:list-item>
          <text:p text:style-name="P12"><text:span text:style-name="T10">Payment Schema</text:span> (for payment processing):</text:p>
          <text:list>
            <text:list-item>
              <text:p text:style-name="P18"><text:soft-page-break/>Fields:</text:p>
              <text:list>
                <text:list-item>
                  <text:p text:style-name="P22"><text:span text:style-name="T8">paymentId</text:span>: Unique identifier</text:p>
                </text:list-item>
                <text:list-item>
                  <text:p text:style-name="P22"><text:span text:style-name="T8">bookingId</text:span>: Reference to the <text:span text:style-name="T8">Booking</text:span> schema</text:p>
                </text:list-item>
                <text:list-item>
                  <text:p text:style-name="P22"><text:span text:style-name="T8">amount</text:span>: Amount paid for booking</text:p>
                </text:list-item>
                <text:list-item>
                  <text:p text:style-name="P22"><text:span text:style-name="T8">status</text:span>: Payment status (Pending/Complete/Failed)</text:p>
                </text:list-item>
                <text:list-item>
                  <text:p text:style-name="P22"><text:span text:style-name="T8">transactionId</text:span>: Reference to payment processor transaction ID</text:p>
                </text:list-item>
              </text:list>
            </text:list-item>
            <text:list-item>
              <text:p text:style-name="P18"><text:span text:style-name="T10">Relationships</text:span>:</text:p>
              <text:list>
                <text:list-item>
                  <text:p text:style-name="P24">One-to-One: Each booking has a corresponding payment record if paid.</text:p>
                </text:list-item>
              </text:list>
            </text:list-item>
          </text:list>
        </text:list-item>
      </text:list>
      <text:p text:style-name="P4"><text:span text:style-name="T10">2.2 API Endpoints:</text:span></text:p>
      <text:list xml:id="list862010429" text:style-name="WWNum7">
        <text:list-item>
          <text:p text:style-name="P8"><text:span text:style-name="T10">POST </text:span><text:span text:style-name="T9">/bookings</text:span>: Create a new booking (validate activity availability)</text:p>
        </text:list-item>
        <text:list-item>
          <text:p text:style-name="P13"><text:span text:style-name="T10">GET </text:span><text:span text:style-name="T9">/bookings/:bookingId</text:span>: Retrieve details of a specific booking</text:p>
        </text:list-item>
        <text:list-item>
          <text:p text:style-name="P13"><text:span text:style-name="T10">PUT </text:span><text:span text:style-name="T9">/bookings/:bookingId/confirm</text:span>: Confirm a booking (mark as confirmed, handle status change)</text:p>
        </text:list-item>
        <text:list-item>
          <text:p text:style-name="P13"><text:span text:style-name="T10">DELETE </text:span><text:span text:style-name="T9">/bookings/:bookingId</text:span>: Cancel a booking</text:p>
        </text:list-item>
        <text:list-item>
          <text:p text:style-name="P13"><text:span text:style-name="T10">POST </text:span><text:span text:style-name="T9">/payments</text:span>: Process payment for a booking</text:p>
        </text:list-item>
        <text:list-item>
          <text:p text:style-name="P16"><text:span text:style-name="T10">GET </text:span><text:span text:style-name="T9">/bookings/:userId</text:span>: Get all bookings for a specific user</text:p>
        </text:list-item>
      </text:list>
      <text:p text:style-name="P30"><text:bookmark text:name="_a58hkz414okr"/></text:p>
      <text:p text:style-name="P28"><text:bookmark text:name="_t5ylvfz067v8"/><text:span text:style-name="T3">3. General API Requirements</text:span></text:p>
      <text:list xml:id="list3775551027" text:style-name="WWNum10">
        <text:list-item>
          <text:p text:style-name="P9"><text:span text:style-name="T10">Validation</text:span>:</text:p>
          <text:list>
            <text:list-item>
              <text:p text:style-name="P19">Use <text:span text:style-name="T10">Zod</text:span> for validating request data in all service routes (activity data, attendance status, booking details).</text:p>
            </text:list-item>
          </text:list>
        </text:list-item>
        <text:list-item>
          <text:p text:style-name="P14"><text:span text:style-name="T10">Authentication &amp; Authorization</text:span>:</text:p>
          <text:list>
            <text:list-item>
              <text:p text:style-name="P19">Role-based access control for endpoints that require specific permissions (e.g., only admins or creators can delete activities).</text:p>
            </text:list-item>
            <text:list-item>
              <text:p text:style-name="P19"><text:soft-page-break/><text:span text:style-name="T10">Session Management</text:span>: Use <text:span text:style-name="T8">Clerk</text:span> to manage sessions.</text:p>
            </text:list-item>
          </text:list>
        </text:list-item>
        <text:list-item>
          <text:p text:style-name="P14"><text:span text:style-name="T10">Error Handling</text:span>:</text:p>
          <text:list>
            <text:list-item>
              <text:p text:style-name="P20">Implement centralized error handling to handle validation errors, unauthorized access, and server erro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fo:font-weight="bold"/>
    </style:style>
    <style:style style:name="ListLabel_20_11" style:display-name="ListLabel 11" style:family="text">
      <style:text-properties fo:font-size="11pt"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fo:font-weight="bold"/>
    </style:style>
    <style:style style:name="ListLabel_20_38" style:display-name="ListLabel 38" style:family="text">
      <style:text-properties fo:font-size="11pt"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fo:font-weight="bold"/>
    </style:style>
    <style:style style:name="ListLabel_20_47" style:display-name="ListLabel 47" style:family="text">
      <style:text-properties fo:font-size="11pt"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3pt" style:text-underline-style="none" fo:font-weight="bold"/>
    </style:style>
    <style:style style:name="ListLabel_20_65" style:display-name="ListLabel 65" style:family="text">
      <style:text-properties fo:font-size="11pt" style:text-underline-style="none"/>
    </style:style>
    <style:style style:name="ListLabel_20_66" style:display-name="ListLabel 66" style:family="text">
      <style:text-properties fo:font-size="11pt" style:text-underline-style="none" fo:font-weight="bold"/>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bold"/>
    </style:style>
    <style:style style:name="ListLabel_20_74" style:display-name="ListLabel 74" style:family="text">
      <style:text-properties fo:font-size="11pt" style:text-underline-style="none"/>
    </style:style>
    <style:style style:name="ListLabel_20_75" style:display-name="ListLabel 75" style:family="text">
      <style:text-properties fo:font-size="11pt"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6" meta:word-count="894" meta:character-count="5696" meta:non-whitespace-character-count="5016"/>
    <meta:generator>LibreOfficeDev/6.0.5.2$Linux_X86_64 LibreOffice_project/</meta:generator>
  </office:meta>
</office:document-meta>
</file>